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officeooo:rsid="001a68db" officeooo:paragraph-rsid="001a68db"/>
    </style:style>
    <style:style style:name="P2" style:family="paragraph" style:parent-style-name="Standard">
      <style:paragraph-properties fo:text-align="start" style:justify-single-word="false"/>
      <style:text-properties officeooo:rsid="001a68db" officeooo:paragraph-rsid="002398a6"/>
    </style:style>
    <style:style style:name="P3" style:family="paragraph" style:parent-style-name="Standard">
      <style:paragraph-properties fo:text-align="start" style:justify-single-word="false"/>
      <style:text-properties officeooo:rsid="001a68db" officeooo:paragraph-rsid="0028499d"/>
    </style:style>
    <style:style style:name="P4" style:family="paragraph" style:parent-style-name="Standard">
      <style:paragraph-properties fo:text-align="start" style:justify-single-word="false"/>
      <style:text-properties officeooo:rsid="001a68db" officeooo:paragraph-rsid="002b9785"/>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2398a6" officeooo:paragraph-rsid="002398a6"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1a68db" officeooo:paragraph-rsid="001a68db"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2a451b" officeooo:paragraph-rsid="002b9785" style:font-weight-asian="bold" style:font-weight-complex="bold"/>
    </style:style>
    <style:style style:name="P8" style:family="paragraph" style:parent-style-name="Standard">
      <style:paragraph-properties fo:text-align="start" style:justify-single-word="false"/>
      <style:text-properties style:text-underline-style="none" fo:font-weight="normal" officeooo:rsid="001c64e9" officeooo:paragraph-rsid="001c64e9"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ec821" officeooo:paragraph-rsid="001ec821"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ec821" officeooo:paragraph-rsid="0021999a"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2004cf" officeooo:paragraph-rsid="002004cf"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398a6" officeooo:paragraph-rsid="002398a6"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a68db" officeooo:paragraph-rsid="002398a6"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a68db" officeooo:paragraph-rsid="002b9785"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dc126" officeooo:paragraph-rsid="002dc126"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3550ee" officeooo:paragraph-rsid="003550ee" style:font-weight-asian="normal" style:font-weight-complex="normal"/>
    </style:style>
    <style:style style:name="P17" style:family="paragraph" style:parent-style-name="Standard">
      <style:paragraph-properties fo:text-align="start" style:justify-single-word="false"/>
      <style:text-properties style:text-underline-style="none" fo:font-weight="bold" officeooo:rsid="001ec821" officeooo:paragraph-rsid="001ec821" style:font-weight-asian="bold" style:font-weight-complex="bold"/>
    </style:style>
    <style:style style:name="P18" style:family="paragraph" style:parent-style-name="Standard">
      <style:paragraph-properties fo:text-align="start" style:justify-single-word="false"/>
      <style:text-properties style:text-underline-style="none" fo:font-weight="bold" officeooo:rsid="002004cf" officeooo:paragraph-rsid="002004cf" style:font-weight-asian="bold" style:font-weight-complex="bold"/>
    </style:style>
    <style:style style:name="P19" style:family="paragraph" style:parent-style-name="Standard">
      <style:paragraph-properties fo:text-align="start" style:justify-single-word="false"/>
      <style:text-properties style:text-underline-style="none" fo:font-weight="bold" officeooo:rsid="001c367e" officeooo:paragraph-rsid="001c367e" style:font-weight-asian="bold" style:font-weight-complex="bold"/>
    </style:style>
    <style:style style:name="P20" style:family="paragraph" style:parent-style-name="Standard">
      <style:paragraph-properties fo:text-align="start" style:justify-single-word="false"/>
      <style:text-properties style:text-underline-style="none" fo:font-weight="bold" officeooo:rsid="001c64e9" officeooo:paragraph-rsid="001c64e9" style:font-weight-asian="bold" style:font-weight-complex="bold"/>
    </style:style>
    <style:style style:name="P21" style:family="paragraph" style:parent-style-name="Standard">
      <style:paragraph-properties fo:text-align="start" style:justify-single-word="false"/>
      <style:text-properties style:text-underline-style="none" fo:font-weight="bold" officeooo:rsid="002a451b" officeooo:paragraph-rsid="002b9785" style:font-weight-asian="bold" style:font-weight-complex="bold"/>
    </style:style>
    <style:style style:name="P22" style:family="paragraph" style:parent-style-name="Standard">
      <style:paragraph-properties fo:text-align="start" style:justify-single-word="false"/>
      <style:text-properties style:text-underline-style="none" fo:font-weight="bold" officeooo:rsid="0003beaa" officeooo:paragraph-rsid="002b9785" style:font-weight-asian="bold" style:font-weight-complex="bold"/>
    </style:style>
    <style:style style:name="P23" style:family="paragraph" style:parent-style-name="Standard">
      <style:paragraph-properties fo:text-align="start" style:justify-single-word="false"/>
      <style:text-properties style:text-underline-style="none" fo:font-weight="bold" officeooo:rsid="002dc126" officeooo:paragraph-rsid="002dc126" style:font-weight-asian="bold" style:font-weight-complex="bold"/>
    </style:style>
    <style:style style:name="P24" style:family="paragraph" style:parent-style-name="Standard">
      <style:paragraph-properties fo:text-align="start" style:justify-single-word="false"/>
      <style:text-properties style:text-underline-style="none" fo:font-weight="bold" officeooo:rsid="003550ee" officeooo:paragraph-rsid="003550ee" style:font-weight-asian="bold" style:font-weight-complex="bold"/>
    </style:style>
    <style:style style:name="P25" style:family="paragraph" style:parent-style-name="Standard">
      <style:paragraph-properties fo:text-align="start" style:justify-single-word="false"/>
      <style:text-properties officeooo:rsid="001ec821" officeooo:paragraph-rsid="001ec821"/>
    </style:style>
    <style:style style:name="P26" style:family="paragraph" style:parent-style-name="Standard">
      <style:paragraph-properties fo:text-align="start" style:justify-single-word="false"/>
      <style:text-properties officeooo:rsid="001ec821" officeooo:paragraph-rsid="002398a6"/>
    </style:style>
    <style:style style:name="P27" style:family="paragraph" style:parent-style-name="Standard">
      <style:paragraph-properties fo:text-align="start" style:justify-single-word="false"/>
      <style:text-properties officeooo:rsid="002398a6" officeooo:paragraph-rsid="002398a6"/>
    </style:style>
    <style:style style:name="P28" style:family="paragraph" style:parent-style-name="Standard">
      <style:paragraph-properties fo:text-align="start" style:justify-single-word="false"/>
      <style:text-properties fo:font-weight="bold" officeooo:rsid="001ec821" officeooo:paragraph-rsid="001ec821" style:font-weight-asian="bold" style:font-weight-complex="bold"/>
    </style:style>
    <style:style style:name="P29" style:family="paragraph" style:parent-style-name="Standard">
      <style:paragraph-properties fo:text-align="start" style:justify-single-word="false"/>
      <style:text-properties fo:font-weight="bold" officeooo:rsid="001a68db" officeooo:paragraph-rsid="001a68db" style:font-weight-asian="bold" style:font-weight-complex="bold"/>
    </style:style>
    <style:style style:name="P30" style:family="paragraph" style:parent-style-name="Standard">
      <style:paragraph-properties fo:text-align="start" style:justify-single-word="false"/>
      <style:text-properties style:text-underline-style="solid" style:text-underline-width="auto" style:text-underline-color="font-color" fo:font-weight="bold" officeooo:rsid="002398a6" officeooo:paragraph-rsid="002398a6" style:font-weight-asian="bold" style:font-weight-complex="bold"/>
    </style:style>
    <style:style style:name="P31" style:family="paragraph" style:parent-style-name="Standard">
      <style:paragraph-properties fo:text-align="start" style:justify-single-word="false"/>
      <style:text-properties style:text-underline-style="none" fo:font-weight="normal" officeooo:rsid="001ec821" officeooo:paragraph-rsid="001ec821" style:font-weight-asian="normal" style:font-weight-complex="normal"/>
    </style:style>
    <style:style style:name="T1" style:family="text">
      <style:text-properties officeooo:rsid="001c367e"/>
    </style:style>
    <style:style style:name="T2" style:family="text">
      <style:text-properties officeooo:rsid="001c64e9"/>
    </style:style>
    <style:style style:name="T3" style:family="text">
      <style:text-properties officeooo:rsid="001e1ce8"/>
    </style:style>
    <style:style style:name="T4" style:family="text">
      <style:text-properties officeooo:rsid="001ec821"/>
    </style:style>
    <style:style style:name="T5" style:family="text">
      <style:text-properties officeooo:rsid="002004cf"/>
    </style:style>
    <style:style style:name="T6" style:family="text">
      <style:text-properties officeooo:rsid="0021999a"/>
    </style:style>
    <style:style style:name="T7" style:family="text">
      <style:text-properties officeooo:rsid="00229f90"/>
    </style:style>
    <style:style style:name="T8" style:family="text">
      <style:text-properties officeooo:rsid="002398a6"/>
    </style:style>
    <style:style style:name="T9" style:family="text">
      <style:text-properties officeooo:rsid="0028499d"/>
    </style:style>
    <style:style style:name="T10" style:family="text">
      <style:text-properties officeooo:rsid="002a451b"/>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officeooo:rsid="002b6449"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01c367e" style:font-weight-asian="bold" style:font-weight-complex="bold"/>
    </style:style>
    <style:style style:name="T15" style:family="text">
      <style:text-properties fo:font-weight="bold" officeooo:rsid="002a451b" style:font-weight-asian="bold" style:font-weight-complex="bold"/>
    </style:style>
    <style:style style:name="T16" style:family="text">
      <style:text-properties fo:font-weight="bold" officeooo:rsid="0028499d" style:font-weight-asian="bold" style:font-weight-complex="bold"/>
    </style:style>
    <style:style style:name="T17" style:family="text">
      <style:text-properties fo:font-weight="bold" officeooo:rsid="001e1ce8" style:font-weight-asian="bold" style:font-weight-complex="bold"/>
    </style:style>
    <style:style style:name="T18" style:family="text">
      <style:text-properties fo:font-weight="bold" officeooo:rsid="002d049f" style:font-weight-asian="bold" style:font-weight-complex="bold"/>
    </style:style>
    <style:style style:name="T19" style:family="text">
      <style:text-properties fo:font-weight="bold" officeooo:rsid="002dc126" style:font-weight-asian="bold" style:font-weight-complex="bold"/>
    </style:style>
    <style:style style:name="T20" style:family="text">
      <style:text-properties officeooo:rsid="00057b72"/>
    </style:style>
    <style:style style:name="T21" style:family="text">
      <style:text-properties officeooo:rsid="002b6449"/>
    </style:style>
    <style:style style:name="T22" style:family="text">
      <style:text-properties officeooo:rsid="002dc126"/>
    </style:style>
    <style:style style:name="T23" style:family="text">
      <style:text-properties fo:font-weight="normal" officeooo:rsid="002dc126" style:font-weight-asian="normal" style:font-weight-complex="normal"/>
    </style:style>
    <style:style style:name="T24" style:family="text">
      <style:text-properties officeooo:rsid="002f0a14"/>
    </style:style>
    <style:style style:name="T25" style:family="text">
      <style:text-properties officeooo:rsid="00331f08"/>
    </style:style>
    <style:style style:name="T26" style:family="text">
      <style:text-properties officeooo:rsid="00342a20"/>
    </style:style>
    <style:style style:name="T27" style:family="text">
      <style:text-properties officeooo:rsid="003550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lockchain <text:span text:style-name="T24">Stucture</text:span></text:p>
      <text:p text:style-name="P1"><text:tab/>Blockchains are a data structure similar to a linked list. Each block on the chain contains a hash of the previous block on the chain, <text:span text:style-name="T22">as well as a hash of its own data</text:span>. This allows us to determine if <text:span text:style-name="T22">a block </text:span>was changed in the chain, by <text:span text:style-name="T22">hashing a block and checking </text:span>with the stored hash in its successor. </text:p>
      <text:p text:style-name="P1"><text:tab/>You will use provided SHA256 hashing <text:span text:style-name="T4">function</text:span> to hash and validate your blocks. <text:span text:style-name="T2">You will implement a proof of work function (although these are not used in all blockchains). POW functions are used to make sure that it takes time to mine blocks and thus is harder. This is a way to prevent malicious nodes from spreading false blocks over a network by bottle necking them with larger processing times.</text:span></text:p>
      <text:p text:style-name="P1"><text:tab/>Ultimately when a block is mined it will be broadcast as data to each node in a connected network, those nodes will then validate the new block with their local chain and broadcast the new block they validated.</text:p>
      <text:p text:style-name="P26">For this Assignment you will be implementing the structure and <text:span text:style-name="T22">some of </text:span>the essential features of a blockchain. <text:tab/><text:span text:style-name="T7">You will be required to implement 3 structs and </text:span><text:span text:style-name="T22">8</text:span><text:span text:style-name="T7"> functions. A main.c </text:span><text:span text:style-name="T22">and Makefile </text:span><text:span text:style-name="T7">will be provided</text:span> <text:span text:style-name="T8">as well as sample output. </text:span></text:p>
      <text:p text:style-name="P27"><text:tab/>You may structure your files however you want, and use as many helper functions as you deem necessary. <text:span text:style-name="T22">You may change the Makefile as you see fit. </text:span>Your Makefile and my main.c will be used to perform tests on your code. <text:span text:style-name="T22">The executable created must be called </text:span><text:span text:style-name="T19"><text:s/>block</text:span><text:span text:style-name="T23">.</text:span></text:p>
      <text:p text:style-name="P26"><text:tab/><text:span text:style-name="T8">You will turn in a folder with your main.c, Makefile, and any other files you create. The structure of your .c and .h files will be calculated in your grade. Remember using good structure is important, functions should be modular and perform singular tasks. Many of the assigned functions can easily be broken down into smaller modular functions.</text:span></text:p>
      <text:p text:style-name="P1"/>
      <text:p text:style-name="P5">Available Headers</text:p>
      <text:p text:style-name="P12">&lt;stdio.h&gt;</text:p>
      <text:p text:style-name="P12">&lt;memory.h&gt;</text:p>
      <text:p text:style-name="P12">&lt;string,h&gt;</text:p>
      <text:p text:style-name="P12">&lt;stdbool.h&gt;</text:p>
      <text:p text:style-name="P12">“sha.h”</text:p>
      <text:p text:style-name="P2">“<text:span text:style-name="T21">data.h”</text:span></text:p>
      <text:p text:style-name="P2"/>
      <text:p text:style-name="P7">Available Functions</text:p>
      <text:p text:style-name="P21"><text:tab/><text:span text:style-name="T21">d</text:span><text:span text:style-name="T11">ata.h</text:span></text:p>
      <text:p text:style-name="P21"><text:tab/><text:tab/><text:span text:style-name="T20">bool littleEndian();</text:span></text:p>
      <text:p text:style-name="P22"><text:tab/><text:tab/>Data *makeData(void *dat, int bytes);</text:p>
      <text:p text:style-name="P22"><text:tab/><text:tab/>void *writeData(Data *d);</text:p>
      <text:p text:style-name="P22"><text:tab/><text:tab/>Data *readData(void *buffer);</text:p>
      <text:p text:style-name="P22"><text:tab/><text:tab/>void freeData(Data *d);</text:p>
      <text:p text:style-name="P4"><text:tab/><text:span text:style-name="T12">sha256.h</text:span></text:p>
      <text:p text:style-name="P14"><text:tab/><text:tab/><text:span text:style-name="T14">void sha256Hash(void *data, BYTE *buffer, int byteSize);</text:span></text:p>
      <text:p text:style-name="P14"><text:tab/><text:tab/><text:tab/><text:span text:style-name="T1">read byteSize bytes from data and hashes it, storing the hashed data into buffer.</text:span></text:p>
      <text:p text:style-name="P5"/>
      <text:p text:style-name="P5"/>
      <text:p text:style-name="P5"><text:soft-page-break/>Your Structs</text:p>
      <text:p text:style-name="P1">//<text:span text:style-name="T4">our blockchain will be data agnostic, allowing it to have more modular use in the future for whatever type of data we want to put in it</text:span></text:p>
      <text:p text:style-name="P29">struct Data {</text:p>
      <text:p text:style-name="P1"><text:span text:style-name="T13"><text:tab/>void * arr;</text:span> <text:tab/>// <text:span text:style-name="T4">data being held </text:span></text:p>
      <text:p text:style-name="P1"><text:tab/><text:span text:style-name="T13">int byteSize;</text:span> <text:tab/>//<text:span text:style-name="T4">size of data</text:span></text:p>
      <text:p text:style-name="P29">}</text:p>
      <text:p text:style-name="P1"/>
      <text:p text:style-name="P29">struct Block {</text:p>
      <text:p text:style-name="P1"><text:tab/><text:span text:style-name="T18">int index;</text:span></text:p>
      <text:p text:style-name="P1"><text:tab/>// <text:span text:style-name="T4">array holding the hash off the previous block</text:span></text:p>
      <text:p text:style-name="P1"><text:tab/><text:span text:style-name="T13">BYTE preHash[SHA256_BLOCK_SIZE];</text:span> <text:tab/>//<text:span text:style-name="T4">macros provided in header</text:span></text:p>
      <text:p text:style-name="P1"><text:tab/>// <text:s/><text:span text:style-name="T9">array holding hash of data within block</text:span></text:p>
      <text:p text:style-name="P3"><text:tab/><text:span text:style-name="T16">BYTE dataHash[SHA256_BLOCK_SIZE];</text:span></text:p>
      <text:p text:style-name="P3"><text:tab/><text:span text:style-name="T13">Data *data;</text:span> <text:tab/>// <text:span text:style-name="T4">pointer to data stored in this block</text:span></text:p>
      <text:p text:style-name="P1"><text:tab/><text:span text:style-name="T17">int </text:span><text:span text:style-name="T19">nonce</text:span><text:span text:style-name="T17">;</text:span><text:span text:style-name="T3"> <text:tab/>// </text:span><text:span text:style-name="T4">int representing the proof of work validating this block</text:span></text:p>
      <text:p text:style-name="P3"><text:tab/><text:span text:style-name="T9">t</text:span><text:span text:style-name="T16">ime_t timestamp</text:span></text:p>
      <text:p text:style-name="P3"><text:span text:style-name="T13"><text:tab/>struct Block *next;</text:span> <text:tab/>// <text:span text:style-name="T4">next block in the chain</text:span></text:p>
      <text:p text:style-name="P29">}</text:p>
      <text:p text:style-name="P1"/>
      <text:p text:style-name="P28">struct Blockchain {</text:p>
      <text:p text:style-name="P25"><text:tab/><text:span text:style-name="T13">Block * base; </text:span><text:tab/><text:tab/>//genesis block of the chain, unchanged once chain is initialized</text:p>
      <text:p text:style-name="P25"><text:tab/><text:span text:style-name="T13">Block *cur;</text:span><text:tab/><text:tab/>// the current top of the chain, used for addition of new blocks</text:p>
      <text:p text:style-name="P25"><text:tab/><text:span text:style-name="T15">int len;<text:tab/></text:span><text:span text:style-name="T10"><text:tab/><text:tab/>// the number of blocks in the chain</text:span></text:p>
      <text:p text:style-name="P28">}</text:p>
      <text:p text:style-name="P25"/>
      <text:p text:style-name="P13"/>
      <text:p text:style-name="P5">Your Functions</text:p>
      <text:p text:style-name="P17">Block *makeBlock(data *d, Block *pre);</text:p>
      <text:p text:style-name="P9"><text:tab/><text:span text:style-name="T22">This is where we create a block and do the proof of work algorithm. F</text:span><text:span text:style-name="T5">or the creation of single block we hash the previous block </text:span><text:span text:style-name="T22">and store it in this new block for later validation. For the </text:span><text:span text:style-name="T19">genesis block</text:span><text:span text:style-name="T22"> we hash some arbitrary data and store that. Then we fill up the new block struct (everything except the dataHash) start its </text:span><text:span text:style-name="T19">nonce</text:span><text:span text:style-name="T22"> at 0, we increment the nonce until the hash result satisfies our </text:span><text:span text:style-name="T19">proof of work</text:span><text:span text:style-name="T22"> condition. For this function I made 2 helper functions </text:span><text:span text:style-name="T19">hashBlock(Block *bm BYTE *buff)</text:span><text:span text:style-name="T22"> and </text:span><text:span text:style-name="T19">hashBlockData(Block *b, BYTE *buff). hashBlock</text:span><text:span text:style-name="T22"> hashes the whole block and stores it in the buff. </text:span><text:span text:style-name="T19">hashBlockData</text:span><text:span text:style-name="T22"> hashes a block without its </text:span><text:span text:style-name="T19">dataHash</text:span><text:span text:style-name="T22">. </text:span><text:span text:style-name="T19">hashBlock </text:span><text:span text:style-name="T22">is used to generate the </text:span><text:span text:style-name="T19">preHash</text:span><text:span text:style-name="T22"> and </text:span><text:span text:style-name="T19">hashBlockData</text:span><text:span text:style-name="T22"> is used to generate the </text:span><text:span text:style-name="T19">dataHash</text:span><text:span text:style-name="T22">.</text:span></text:p>
      <text:p text:style-name="P9"/>
      <text:p text:style-name="P17">Blockchain *makeBlockchain();</text:p>
      <text:p text:style-name="P9"><text:tab/>creates struct and initializes the chain with genesis block</text:p>
      <text:p text:style-name="P9"/>
      <text:p text:style-name="P9"/>
      <text:p text:style-name="P9"/>
      <text:p text:style-name="P9"/>
      <text:p text:style-name="P17"><text:soft-page-break/><text:span text:style-name="T5">bool</text:span> addBlock(Blockchain *bc, Block *b);</text:p>
      <text:p text:style-name="P10"><text:tab/><text:span text:style-name="T5">When we receive a block to add to our chain we <text:s/>must first validate it. Return false if Block is not valid, </text:span><text:span text:style-name="T6">if Block is valid add it to the chain, </text:span><text:span text:style-name="T22">and update the chain’s</text:span><text:span text:style-name="T19"> cur</text:span><text:span text:style-name="T22"> value,then</text:span><text:span text:style-name="T6"> return true.</text:span></text:p>
      <text:p text:style-name="P10"/>
      <text:p text:style-name="P23">bool validateChain(Blockchain *bc);</text:p>
      <text:p text:style-name="P15"><text:tab/>In this function you go through the chain and check a block to make sure its <text:span text:style-name="T13">preHash</text:span> matches the hashed value of the previous block. You also check to make sure that the block’s <text:span text:style-name="T13">dataHash</text:span> matches a newly computed hash of the block and its data.</text:p>
      <text:p text:style-name="P15"/>
      <text:p text:style-name="P24">void printBlock(Block *b);</text:p>
      <text:p text:style-name="P16"><text:tab/>Pritns out the member variables of the block struct. In this assignment print out the data as an integer.</text:p>
      <text:p text:style-name="P16"/>
      <text:p text:style-name="P18">void printChain(Blockchain *bc, , void (*printFunc)(Block*));</text:p>
      <text:p text:style-name="P11"><text:tab/>prints the blocks of the chain. <text:span text:style-name="T27">The printFunc is a separate function that prints out he block data. It is sent as parameter so in the future when we have blocks with other types of data it is easy to print them out differently.</text:span></text:p>
      <text:p text:style-name="P11"/>
      <text:p text:style-name="P18">void freeBlockchain(Blockchain *bc);</text:p>
      <text:p text:style-name="P11"><text:tab/>frees all dynamic memory used for the Blockchain including all data and Blocks</text:p>
      <text:p text:style-name="P19"/>
      <text:p text:style-name="P20">void save<text:span text:style-name="T25">C</text:span>hain(char *file, <text:span text:style-name="T5">Blockchain *bc</text:span>);</text:p>
      <text:p text:style-name="P8"><text:tab/>saves blockchain data to disk</text:p>
      <text:p text:style-name="P20">Block<text:span text:style-name="T26">chain</text:span> *load<text:span text:style-name="T25">C</text:span>hain(char *file);</text:p>
      <text:p text:style-name="P8"><text:tab/>loads blockchain data from dis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9T13:16:04.052245898</meta:creation-date>
    <dc:date>2022-12-12T11:28:33.181826051</dc:date>
    <meta:editing-duration>PT4H11M2S</meta:editing-duration>
    <meta:editing-cycles>16</meta:editing-cycles>
    <meta:generator>LibreOffice/7.4.2.3$Linux_X86_64 LibreOffice_project/40$Build-3</meta:generator>
    <meta:document-statistic meta:table-count="0" meta:image-count="0" meta:object-count="0" meta:page-count="3" meta:paragraph-count="65" meta:word-count="862" meta:character-count="5118" meta:non-whitespace-character-count="4258"/>
  </office:meta>
</office:document-meta>
</file>